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30000008DB643D2C7360249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013cm" fo:margin-left="0cm" table:align="left" style:may-break-between-rows="false"/>
    </style:style>
    <style:style style:name="Tabla2.A" style:family="table-column">
      <style:table-column-properties style:column-width="3.598cm"/>
    </style:style>
    <style:style style:name="Tabla2.B" style:family="table-column">
      <style:table-column-properties style:column-width="13.414cm"/>
    </style:style>
    <style:style style:name="Tabla2.A1" style:family="table-cell">
      <style:table-cell-properties fo:padding="0.101cm" fo:border="none"/>
    </style:style>
    <style:style style:name="P1" style:family="paragraph" style:parent-style-name="Standard">
      <style:text-properties fo:font-size="16pt" officeooo:rsid="00161eec" officeooo:paragraph-rsid="004398d0" style:font-size-asian="16pt" style:font-size-complex="16pt"/>
    </style:style>
    <style:style style:name="P2" style:family="paragraph" style:parent-style-name="Standard">
      <style:text-properties officeooo:rsid="005f5cd3" officeooo:paragraph-rsid="004524bb"/>
    </style:style>
    <style:style style:name="P3" style:family="paragraph" style:parent-style-name="Standard">
      <style:text-properties officeooo:rsid="004ad474" officeooo:paragraph-rsid="004ad474"/>
    </style:style>
    <style:style style:name="P4" style:family="paragraph" style:parent-style-name="Standard">
      <style:text-properties officeooo:rsid="004ad474" officeooo:paragraph-rsid="008e0a71"/>
    </style:style>
    <style:style style:name="P5" style:family="paragraph" style:parent-style-name="Standard">
      <style:text-properties officeooo:rsid="00592000" officeooo:paragraph-rsid="00592000"/>
    </style:style>
    <style:style style:name="P6" style:family="paragraph" style:parent-style-name="Standard">
      <style:text-properties officeooo:rsid="005e26ec" officeooo:paragraph-rsid="005e26ec"/>
    </style:style>
    <style:style style:name="P7" style:family="paragraph" style:parent-style-name="Standard">
      <style:text-properties officeooo:rsid="0084e0a1" officeooo:paragraph-rsid="0084e0a1"/>
    </style:style>
    <style:style style:name="P8" style:family="paragraph" style:parent-style-name="Standard">
      <style:text-properties officeooo:rsid="002adcb0" officeooo:paragraph-rsid="003f072b"/>
    </style:style>
    <style:style style:name="P9" style:family="paragraph" style:parent-style-name="Standard">
      <style:text-properties fo:font-style="normal" officeooo:rsid="006f3edf" officeooo:paragraph-rsid="004ad474" style:font-style-asian="normal" style:font-style-complex="normal"/>
    </style:style>
    <style:style style:name="P10" style:family="paragraph" style:parent-style-name="Standard">
      <style:text-properties officeooo:paragraph-rsid="008b6b2e"/>
    </style:style>
    <style:style style:name="P11" style:family="paragraph" style:parent-style-name="Standard">
      <style:text-properties officeooo:rsid="0090e313" officeooo:paragraph-rsid="0090e313"/>
    </style:style>
    <style:style style:name="P12" style:family="paragraph" style:parent-style-name="Standard">
      <style:text-properties officeooo:paragraph-rsid="0090e313"/>
    </style:style>
    <style:style style:name="P13" style:family="paragraph" style:parent-style-name="Standard">
      <style:text-properties officeooo:rsid="00937b8a" officeooo:paragraph-rsid="0094ec01"/>
    </style:style>
    <style:style style:name="P14" style:family="paragraph" style:parent-style-name="Código">
      <style:text-properties officeooo:paragraph-rsid="00468c32"/>
    </style:style>
    <style:style style:name="P15" style:family="paragraph" style:parent-style-name="Código">
      <style:text-properties officeooo:paragraph-rsid="0048c862"/>
    </style:style>
    <style:style style:name="P16" style:family="paragraph" style:parent-style-name="Código">
      <style:text-properties officeooo:paragraph-rsid="005e26ec"/>
    </style:style>
    <style:style style:name="P17" style:family="paragraph" style:parent-style-name="Código">
      <style:text-properties officeooo:rsid="007c47a1" officeooo:paragraph-rsid="007c47a1"/>
    </style:style>
    <style:style style:name="P18" style:family="paragraph" style:parent-style-name="Código">
      <style:text-properties officeooo:paragraph-rsid="008073dc"/>
    </style:style>
    <style:style style:name="P19" style:family="paragraph" style:parent-style-name="Código">
      <style:text-properties officeooo:rsid="0081e4c1" officeooo:paragraph-rsid="0081e4c1"/>
    </style:style>
    <style:style style:name="P20" style:family="paragraph" style:parent-style-name="Standard">
      <style:paragraph-properties fo:margin-left="0.741cm" fo:margin-right="0cm" fo:text-indent="0cm" style:auto-text-indent="false"/>
    </style:style>
    <style:style style:name="P21" style:family="paragraph" style:parent-style-name="Standard">
      <style:paragraph-properties fo:margin-left="0.741cm" fo:margin-right="0cm" fo:text-indent="0cm" style:auto-text-indent="false"/>
      <style:text-properties officeooo:rsid="00441848" officeooo:paragraph-rsid="00441848"/>
    </style:style>
    <style:style style:name="P22" style:family="paragraph" style:parent-style-name="Text_20_body">
      <style:text-properties officeooo:rsid="004d2b72" officeooo:paragraph-rsid="004d2b72"/>
    </style:style>
    <style:style style:name="P23" style:family="paragraph" style:parent-style-name="Text_20_body">
      <style:text-properties officeooo:rsid="004f02ee" officeooo:paragraph-rsid="004f02ee"/>
    </style:style>
    <style:style style:name="P24" style:family="paragraph" style:parent-style-name="Text_20_body">
      <style:text-properties officeooo:rsid="0083387c" officeooo:paragraph-rsid="0083387c"/>
    </style:style>
    <style:style style:name="P25" style:family="paragraph" style:parent-style-name="Text_20_body">
      <style:text-properties fo:font-size="10pt" officeooo:rsid="00215314" officeooo:paragraph-rsid="008e0a71" style:font-size-asian="10pt" style:font-size-complex="10pt"/>
    </style:style>
    <style:style style:name="P26" style:family="paragraph" style:parent-style-name="Text_20_body">
      <style:text-properties fo:font-size="10pt" officeooo:paragraph-rsid="008e0a71" style:font-size-asian="10pt" style:font-size-complex="10pt"/>
    </style:style>
    <style:style style:name="P27" style:family="paragraph" style:parent-style-name="Text_20_body">
      <style:text-properties officeooo:rsid="00937b8a" officeooo:paragraph-rsid="00937b8a"/>
    </style:style>
    <style:style style:name="P28" style:family="paragraph" style:parent-style-name="Table_20_Contents">
      <style:text-properties officeooo:paragraph-rsid="008e0a71"/>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5">
      <style:paragraph-properties>
        <style:tab-stops>
          <style:tab-stop style:position="15.004cm" style:type="right" style:leader-style="dotted" style:leader-text="."/>
        </style:tab-stops>
      </style:paragraph-properties>
    </style:style>
    <style:style style:name="P31" style:family="paragraph" style:parent-style-name="Heading_20_3">
      <style:text-properties officeooo:rsid="004ad474" officeooo:paragraph-rsid="00418210"/>
    </style:style>
    <style:style style:name="P32" style:family="paragraph" style:parent-style-name="Heading_20_3">
      <style:text-properties officeooo:rsid="008fe838" officeooo:paragraph-rsid="008fe838"/>
    </style:style>
    <style:style style:name="P33" style:family="paragraph" style:parent-style-name="Heading_20_3">
      <style:text-properties officeooo:rsid="00937b8a" officeooo:paragraph-rsid="00937b8a"/>
    </style:style>
    <style:style style:name="P34" style:family="paragraph" style:parent-style-name="Standard">
      <style:text-properties officeooo:rsid="008b6b2e" officeooo:paragraph-rsid="008edd88"/>
    </style:style>
    <style:style style:name="P35" style:family="paragraph" style:parent-style-name="Standard" style:list-style-name="L2">
      <style:text-properties officeooo:paragraph-rsid="004ba9ed"/>
    </style:style>
    <style:style style:name="P36" style:family="paragraph" style:parent-style-name="Standard" style:list-style-name="L2">
      <style:text-properties officeooo:rsid="004ba9ed" officeooo:paragraph-rsid="004ba9ed"/>
    </style:style>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4">
      <style:text-properties officeooo:paragraph-rsid="0053cf5a"/>
    </style:style>
    <style:style style:name="P40" style:family="paragraph" style:parent-style-name="Standard" style:list-style-name="L4">
      <style:text-properties officeooo:rsid="00891bc2" officeooo:paragraph-rsid="00891bc2"/>
    </style:style>
    <style:style style:name="P41" style:family="paragraph" style:parent-style-name="Standard" style:list-style-name="L5"/>
    <style:style style:name="P42" style:family="paragraph" style:parent-style-name="Standard" style:list-style-name="L5">
      <style:text-properties officeooo:paragraph-rsid="00607027"/>
    </style:style>
    <style:style style:name="P43" style:family="paragraph" style:parent-style-name="Standard" style:list-style-name="L5">
      <style:text-properties officeooo:paragraph-rsid="0061fe1e"/>
    </style:style>
    <style:style style:name="P44" style:family="paragraph" style:parent-style-name="Standard" style:list-style-name="L5">
      <style:text-properties officeooo:paragraph-rsid="00623030"/>
    </style:style>
    <style:style style:name="P45" style:family="paragraph" style:parent-style-name="Standard" style:list-style-name="L6"/>
    <style:style style:name="P46" style:family="paragraph" style:parent-style-name="Standard" style:list-style-name="L7"/>
    <style:style style:name="P47" style:family="paragraph" style:parent-style-name="Standard" style:list-style-name="L8"/>
    <style:style style:name="P48" style:family="paragraph" style:parent-style-name="Standard" style:list-style-name="L10"/>
    <style:style style:name="P49" style:family="paragraph" style:parent-style-name="Standard" style:list-style-name="L10">
      <style:text-properties officeooo:rsid="007c47a1" officeooo:paragraph-rsid="007c47a1"/>
    </style:style>
    <style:style style:name="P50" style:family="paragraph" style:parent-style-name="Standard" style:list-style-name="L11"/>
    <style:style style:name="P51" style:family="paragraph" style:parent-style-name="Standard" style:list-style-name="L12">
      <style:text-properties officeooo:rsid="00441848" officeooo:paragraph-rsid="00441848"/>
    </style:style>
    <style:style style:name="P52" style:family="paragraph" style:parent-style-name="Standard" style:list-style-name="L12">
      <style:text-properties officeooo:rsid="00592000" officeooo:paragraph-rsid="00592000"/>
    </style:style>
    <style:style style:name="P53" style:family="paragraph" style:parent-style-name="Standard" style:list-style-name="L12">
      <style:text-properties officeooo:rsid="00475faf" officeooo:paragraph-rsid="00441848"/>
    </style:style>
    <style:style style:name="P54" style:family="paragraph" style:parent-style-name="Standard" style:list-style-name="L12">
      <style:text-properties officeooo:rsid="0048c862" officeooo:paragraph-rsid="0048c862"/>
    </style:style>
    <style:style style:name="P55" style:family="paragraph" style:parent-style-name="Standard" style:list-style-name="L12">
      <style:text-properties officeooo:rsid="0092aba7" officeooo:paragraph-rsid="0092aba7"/>
    </style:style>
    <style:style style:name="P56" style:family="paragraph" style:parent-style-name="Standard" style:list-style-name="L12">
      <style:text-properties officeooo:rsid="0057ca1c" officeooo:paragraph-rsid="0057ca1c"/>
    </style:style>
    <style:style style:name="P57" style:family="paragraph" style:parent-style-name="Standard" style:list-style-name="L13"/>
    <style:style style:name="P58" style:family="paragraph" style:parent-style-name="Standard" style:list-style-name="L14"/>
    <style:style style:name="P59" style:family="paragraph" style:parent-style-name="Standard" style:list-style-name="L15">
      <style:text-properties officeooo:rsid="0084e0a1" officeooo:paragraph-rsid="0084e0a1"/>
    </style:style>
    <style:style style:name="P60" style:family="paragraph" style:parent-style-name="Standard" style:list-style-name="L16">
      <style:text-properties officeooo:rsid="0084e0a1" officeooo:paragraph-rsid="0084e0a1"/>
    </style:style>
    <style:style style:name="P61" style:family="paragraph" style:parent-style-name="Text_20_body" style:list-style-name="L1">
      <style:text-properties officeooo:paragraph-rsid="0034fa5e"/>
    </style:style>
    <style:style style:name="P62" style:family="paragraph" style:parent-style-name="Text_20_body" style:list-style-name="L9"/>
    <style:style style:name="P63" style:family="paragraph" style:parent-style-name="Text_20_body" style:list-style-name="L6">
      <style:paragraph-properties fo:margin-top="0cm" fo:margin-bottom="0cm" loext:contextual-spacing="false"/>
      <style:text-properties officeooo:paragraph-rsid="00712a00"/>
    </style:style>
    <style:style style:name="T1" style:family="text">
      <style:text-properties officeooo:rsid="00161eec"/>
    </style:style>
    <style:style style:name="T2" style:family="text">
      <style:text-properties officeooo:rsid="0018a748"/>
    </style:style>
    <style:style style:name="T3" style:family="text">
      <style:text-properties officeooo:rsid="00239c2e"/>
    </style:style>
    <style:style style:name="T4" style:family="text">
      <style:text-properties officeooo:rsid="00248a76"/>
    </style:style>
    <style:style style:name="T5" style:family="text">
      <style:text-properties fo:font-style="italic" style:font-style-asian="italic" style:font-style-complex="italic"/>
    </style:style>
    <style:style style:name="T6" style:family="text">
      <style:text-properties fo:font-style="italic" officeooo:rsid="00248a76" style:font-style-asian="italic" style:font-style-complex="italic"/>
    </style:style>
    <style:style style:name="T7" style:family="text">
      <style:text-properties fo:font-style="italic" officeooo:rsid="005e26ec" style:font-style-asian="italic" style:font-style-complex="italic"/>
    </style:style>
    <style:style style:name="T8" style:family="text">
      <style:text-properties officeooo:rsid="002aa6be"/>
    </style:style>
    <style:style style:name="T9" style:family="text">
      <style:text-properties officeooo:rsid="002eb9e5"/>
    </style:style>
    <style:style style:name="T10" style:family="text">
      <style:text-properties officeooo:rsid="0034fa5e"/>
    </style:style>
    <style:style style:name="T11" style:family="text">
      <style:text-properties officeooo:rsid="002520fe"/>
    </style:style>
    <style:style style:name="T12" style:family="text">
      <style:text-properties officeooo:rsid="0045430e"/>
    </style:style>
    <style:style style:name="T13" style:family="text">
      <style:text-properties officeooo:rsid="00468c32"/>
    </style:style>
    <style:style style:name="T14" style:family="text">
      <style:text-properties officeooo:rsid="004ba9ed"/>
    </style:style>
    <style:style style:name="T15" style:family="text">
      <style:text-properties officeooo:rsid="004d2b72"/>
    </style:style>
    <style:style style:name="T16" style:family="text">
      <style:text-properties officeooo:rsid="004e1853"/>
    </style:style>
    <style:style style:name="T17" style:family="text">
      <style:text-properties officeooo:rsid="00521abf"/>
    </style:style>
    <style:style style:name="T18" style:family="text">
      <style:text-properties officeooo:rsid="00559552"/>
    </style:style>
    <style:style style:name="T19" style:family="text">
      <style:text-properties officeooo:rsid="0056396d"/>
    </style:style>
    <style:style style:name="T20" style:family="text">
      <style:text-properties officeooo:rsid="0059fa53"/>
    </style:style>
    <style:style style:name="T21" style:family="text">
      <style:text-properties officeooo:rsid="005e26ec"/>
    </style:style>
    <style:style style:name="T22" style:family="text">
      <style:text-properties officeooo:rsid="005f00ff"/>
    </style:style>
    <style:style style:name="T23" style:family="text">
      <style:text-properties officeooo:rsid="00607027"/>
    </style:style>
    <style:style style:name="T24" style:family="text">
      <style:text-properties officeooo:rsid="0061fe1e"/>
    </style:style>
    <style:style style:name="T25" style:family="text">
      <style:text-properties style:font-name="Liberation Mono" fo:font-size="10pt" style:font-size-asian="10pt" style:font-size-complex="10pt"/>
    </style:style>
    <style:style style:name="T26" style:family="text">
      <style:text-properties style:font-name="Liberation Mono" fo:font-size="10pt" officeooo:rsid="00623030" style:font-size-asian="10pt" style:font-size-complex="10pt"/>
    </style:style>
    <style:style style:name="T27" style:family="text">
      <style:text-properties style:font-name="Liberation Mono" fo:font-size="10pt" officeooo:rsid="00642e30" style:font-size-asian="10pt" style:font-size-complex="10pt"/>
    </style:style>
    <style:style style:name="T28" style:family="text">
      <style:text-properties style:font-name="Liberation Mono" fo:font-size="10pt" officeooo:rsid="0073f141" style:font-size-asian="10pt" style:font-size-complex="10pt"/>
    </style:style>
    <style:style style:name="T29" style:family="text">
      <style:text-properties officeooo:rsid="00642e30"/>
    </style:style>
    <style:style style:name="T30" style:family="text">
      <style:text-properties officeooo:rsid="0066109a"/>
    </style:style>
    <style:style style:name="T31" style:family="text">
      <style:text-properties officeooo:rsid="0067f156"/>
    </style:style>
    <style:style style:name="T32" style:family="text">
      <style:text-properties officeooo:rsid="006965eb"/>
    </style:style>
    <style:style style:name="T33" style:family="text">
      <style:text-properties officeooo:rsid="0069dd46"/>
    </style:style>
    <style:style style:name="T34" style:family="text">
      <style:text-properties officeooo:rsid="006af31a"/>
    </style:style>
    <style:style style:name="T35" style:family="text">
      <style:text-properties officeooo:rsid="006afe05"/>
    </style:style>
    <style:style style:name="T36" style:family="text">
      <style:text-properties officeooo:rsid="00712a00"/>
    </style:style>
    <style:style style:name="T37" style:family="text">
      <style:text-properties officeooo:rsid="0073f141"/>
    </style:style>
    <style:style style:name="T38" style:family="text">
      <style:text-properties officeooo:rsid="007698d0"/>
    </style:style>
    <style:style style:name="T39" style:family="text">
      <style:text-properties officeooo:rsid="0077bc11"/>
    </style:style>
    <style:style style:name="T40" style:family="text">
      <style:text-properties officeooo:rsid="007c47a1"/>
    </style:style>
    <style:style style:name="T41" style:family="text">
      <style:text-properties officeooo:rsid="007f0b79"/>
    </style:style>
    <style:style style:name="T42" style:family="text">
      <style:text-properties officeooo:rsid="007f0b79" style:font-size-asian="10pt" style:font-size-complex="10pt"/>
    </style:style>
    <style:style style:name="T43" style:family="text">
      <style:text-properties officeooo:rsid="008073dc"/>
    </style:style>
    <style:style style:name="T44" style:family="text">
      <style:text-properties officeooo:rsid="0081e4c1"/>
    </style:style>
    <style:style style:name="T45" style:family="text">
      <style:text-properties officeooo:rsid="008683b3"/>
    </style:style>
    <style:style style:name="T46" style:family="text">
      <style:text-properties officeooo:rsid="0087b9ad"/>
    </style:style>
    <style:style style:name="T47" style:family="text">
      <style:text-properties officeooo:rsid="008a6d4a"/>
    </style:style>
    <style:style style:name="T48" style:family="text">
      <style:text-properties officeooo:rsid="008ae3fd"/>
    </style:style>
    <style:style style:name="T49" style:family="text">
      <style:text-properties officeooo:rsid="008b23b7"/>
    </style:style>
    <style:style style:name="T50" style:family="text">
      <style:text-properties officeooo:rsid="0011a93d"/>
    </style:style>
    <style:style style:name="T51" style:family="text">
      <style:text-properties officeooo:rsid="00215314"/>
    </style:style>
    <style:style style:name="T52" style:family="text">
      <style:text-properties officeooo:rsid="0090e313"/>
    </style:style>
    <style:style style:name="T53" style:family="text">
      <style:text-properties officeooo:rsid="00914c34"/>
    </style:style>
    <style:style style:name="T54" style:family="text">
      <style:text-properties officeooo:rsid="0092aba7"/>
    </style:style>
    <style:style style:name="T55" style:family="text">
      <style:text-properties officeooo:rsid="00937b8a"/>
    </style:style>
    <style:style style:name="T56" style:family="text">
      <style:text-properties officeooo:rsid="0095b7e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11">Curso Básico de </text:span>Python</text:p>
      <text:p text:style-name="Standard"/>
      <text:p text:style-name="Title"><text:span text:style-name="T3">2</text:span><text:span text:style-name="T2">. </text:span><text:span text:style-name="T3">El </text:span><text:span text:style-name="T2">Int</text:span><text:span text:style-name="T3">érprete de</text:span><text:span text:style-name="T1"> Python</text:span></text:p>
      <text:p text:style-name="Standard"/>
      <text:table-of-content text:style-name="Sect1" text:protected="true"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Contenido</text:p>
          </text:index-title>
          <text:p text:style-name="P29"><text:a xlink:type="simple" xlink:href="#__RefHeading___Toc353_3862721708" text:style-name="Index_20_Link" text:visited-style-name="Index_20_Link">1 Introducción informal<text:tab/>1</text:a></text:p>
          <text:p text:style-name="P29"><text:a xlink:type="simple" xlink:href="#__RefHeading___Toc1203_635396442" text:style-name="Index_20_Link" text:visited-style-name="Index_20_Link">2 Tipos de datos principales<text:tab/>1</text:a></text:p>
          <text:p text:style-name="P29"><text:a xlink:type="simple" xlink:href="#__RefHeading___Toc205_1120724418" text:style-name="Index_20_Link" text:visited-style-name="Index_20_Link">3 Operadores<text:tab/>2</text:a></text:p>
          <text:p text:style-name="P29"><text:a xlink:type="simple" xlink:href="#__RefHeading___Toc1205_635396442" text:style-name="Index_20_Link" text:visited-style-name="Index_20_Link">4 Cadenas de caracteres<text:tab/>2</text:a></text:p>
          <text:p text:style-name="P29"><text:a xlink:type="simple" xlink:href="#__RefHeading___Toc1207_635396442" text:style-name="Index_20_Link" text:visited-style-name="Index_20_Link">5 Listas<text:tab/>3</text:a></text:p>
          <text:p text:style-name="P29"><text:a xlink:type="simple" xlink:href="#__RefHeading___Toc2628_2718746381" text:style-name="Index_20_Link" text:visited-style-name="Index_20_Link">6 Diccionarios<text:tab/>3</text:a></text:p>
          <text:p text:style-name="P29"><text:a xlink:type="simple" xlink:href="#__RefHeading___Toc3364_193128270" text:style-name="Index_20_Link" text:visited-style-name="Index_20_Link">7 Variables<text:tab/>4</text:a></text:p>
          <text:p text:style-name="P29"><text:a xlink:type="simple" xlink:href="#__RefHeading___Toc3366_193128270" text:style-name="Index_20_Link" text:visited-style-name="Index_20_Link">8 Nomenclatura.<text:tab/>4</text:a></text:p>
          <text:p text:style-name="P29"><text:a xlink:type="simple" xlink:href="#__RefHeading___Toc1209_635396442" text:style-name="Index_20_Link" text:visited-style-name="Index_20_Link">9 Ejercicios<text:tab/>4</text:a></text:p>
          <text:p text:style-name="P30"><text:a xlink:type="simple" xlink:href="#__RefHeading___Toc2630_2718746381" text:style-name="Index_20_Link" text:visited-style-name="Index_20_Link">Números<text:tab/>4</text:a></text:p>
          <text:p text:style-name="P30"><text:a xlink:type="simple" xlink:href="#__RefHeading___Toc2632_2718746381" text:style-name="Index_20_Link" text:visited-style-name="Index_20_Link">Cadenas de caracteres<text:tab/>6</text:a></text:p>
          <text:p text:style-name="P30"><text:a xlink:type="simple" xlink:href="#__RefHeading___Toc2634_2718746381" text:style-name="Index_20_Link" text:visited-style-name="Index_20_Link">Listas<text:tab/>7</text:a></text:p>
          <text:p text:style-name="P30"><text:a xlink:type="simple" xlink:href="#__RefHeading___Toc2503_586859914" text:style-name="Index_20_Link" text:visited-style-name="Index_20_Link">Diccionarios<text:tab/>7</text:a></text:p>
        </text:index-body>
      </text:table-of-content>
      <text:p text:style-name="Standard"/>
      <text:p text:style-name="Standard">Python es un lenguaje interpretado, no compilado. Esto <text:span text:style-name="T4">permite escribir un comando y ver inmediatamente su ejecución, sin requerir un proceso intermedio entre la escritura y la ejecución (compilación). </text:span>Cuando Python se usa escribiendo comandos para ver el resultado en forma inmediata, se dice que se lo está usando en forma interactiva. <text:span text:style-name="T8">E</text:span><text:span text:style-name="T4">l usuario </text:span><text:span text:style-name="T9">emplea </text:span><text:span text:style-name="T4">el lenguaje a través de un </text:span><text:span text:style-name="T6">intérprete de comandos</text:span><text:span text:style-name="T4">, una aplicación que recibe los comandos que escribimos, los ejecuta, y nos muestra el resultado. </text:span></text:p>
      <text:p text:style-name="Standard"/>
      <text:p text:style-name="P8">El intérprete de comandos también permite ejecutar conjuntos de comandos guardados en un archivo (un programa o script), así como ejecutar funciones específicas de un conjunto contenido en un archivo (un módulo Python). En esta unidad nos familiarizamos con el intérprete de comandos, vemos las distintas formas de usar Python, y describimos someramente la estructura interna de los scripts y módulos de Python.</text:p>
      <text:p text:style-name="P8"/>
      <text:p text:style-name="P10"/>
      <text:h text:style-name="Heading_20_3" text:outline-level="3"><text:bookmark-start text:name="__RefHeading___Toc353_3862721708"/>Introducción informal<text:bookmark-end text:name="__RefHeading___Toc353_3862721708"/></text:h>
      <text:p text:style-name="P34">Lecturas recomendadas:</text:p>
      <text:list xml:id="list2252534493" text:style-name="L1">
        <text:list-item>
          <text:p text:style-name="P61"><text:a xlink:type="simple" xlink:href="https://docs.python.org/es/3/tutorial/index.html" text:style-name="Internet_20_link" text:visited-style-name="Visited_20_Internet_20_Link"><text:span text:style-name="T10">Tutorial de Python</text:span></text:a><text:span text:style-name="T10">, sección </text:span><text:a xlink:type="simple" xlink:href="https://docs.python.org/es/3/tutorial/introduction.html" text:style-name="Internet_20_link" text:visited-style-name="Visited_20_Internet_20_Link"><text:span text:style-name="T10">3 Introducción informal</text:span></text:a><text:span text:style-name="T10"> a Python. El tutorial </text:span><text:span text:style-name="T56">ofrece una guía </text:span><text:span text:style-name="T10">para experimentar con Python en forma interactiva. </text:span><text:span text:style-name="T56">Se puede</text:span><text:span text:style-name="T10"> hacer en línea, en una terminal, o en IDLE. </text:span><text:span text:style-name="T56">Conviene ir escribiendo </text:span><text:span text:style-name="T10">cada ejemplo, </text:span><text:span text:style-name="T56">para ir </text:span><text:span text:style-name="T10">memorizando los comandos y ver</text:span><text:span text:style-name="T56"> sus</text:span><text:span text:style-name="T10"> resultados.</text:span></text:p>
        </text:list-item>
      </text:list>
      <text:p text:style-name="P23"><text:span text:style-name="T19">L</text:span>as siguientes <text:span text:style-name="T21">secciones</text:span> <text:span text:style-name="T19">contienen </text:span>una referencia rápida al contenido de esta unidad. Los ejercicios ayudan a fijar el conocimiento, <text:span text:style-name="T19">pero también </text:span>agregan información complementaria.</text:p>
      <text:h text:style-name="P31" text:outline-level="3"><text:bookmark-start text:name="__RefHeading___Toc1203_635396442"/>Tipos de datos principales<text:bookmark-end text:name="__RefHeading___Toc1203_635396442"/></text:h>
      <text:p text:style-name="P22">Numéricos, cadenas, lógicos, nulo.</text:p>
      <text:list xml:id="list1969399244" text:style-name="L2">
        <text:list-item>
          <text:p text:style-name="P35"><text:soft-page-break/>números enteros, <text:span text:style-name="T14">tipo</text:span> <text:span text:style-name="Source_20_Text">int</text:span>; <text:span text:style-name="Source_20_Text"><text:span text:style-name="T14">type(24)</text:span></text:span><text:span text:style-name="T14">, </text:span><text:span text:style-name="Source_20_Text"><text:span text:style-name="T14">type(-33)</text:span></text:span><text:span text:style-name="T14"> responden </text:span><text:span text:style-name="Source_20_Text"><text:span text:style-name="T14">int</text:span></text:span><text:span text:style-name="T14">.</text:span></text:p>
        </text:list-item>
        <text:list-item>
          <text:p text:style-name="P35">números en punto flotante, <text:span text:style-name="T14">tipo</text:span> <text:span text:style-name="Source_20_Text">float</text:span>; <text:span text:style-name="Source_20_Text"><text:span text:style-name="T14">type(2.33)</text:span></text:span><text:span text:style-name="T14">, </text:span><text:span text:style-name="Source_20_Text"><text:span text:style-name="T14">type(-0.23)</text:span></text:span><text:span text:style-name="T14"> responden </text:span><text:span text:style-name="Source_20_Text"><text:span text:style-name="T14">float</text:span></text:span><text:span text:style-name="T14">.</text:span></text:p>
        </text:list-item>
        <text:list-item>
          <text:p text:style-name="P36">booleanos, tipo <text:span text:style-name="Source_20_Text">bool</text:span>; valores booleanos verdadero <text:span text:style-name="Source_20_Text">True</text:span>, falso <text:span text:style-name="Source_20_Text">False</text:span>; <text:span text:style-name="Source_20_Text"><text:span text:style-name="T15">bool(33 == 33)</text:span></text:span><text:span text:style-name="T15"> responde </text:span><text:span text:style-name="Source_20_Text"><text:span text:style-name="T15">True</text:span></text:span><text:span text:style-name="T15">, </text:span><text:span text:style-name="Source_20_Text"><text:span text:style-name="T15">bool("abc" == "def")</text:span></text:span><text:span text:style-name="T15"> responde </text:span><text:span text:style-name="Source_20_Text"><text:span text:style-name="T15">False</text:span></text:span><text:span text:style-name="T15">.</text:span></text:p>
        </text:list-item>
        <text:list-item>
          <text:p text:style-name="P36">cadenas de caracteres (string), tipo <text:span text:style-name="Source_20_Text">str</text:span>; <text:span text:style-name="Source_20_Text">type(“abc+123”)</text:span> responde <text:span text:style-name="Source_20_Text">str</text:span>.</text:p>
        </text:list-item>
        <text:list-item>
          <text:p text:style-name="P36">tipo nulo <text:span text:style-name="Source_20_Text">NoneType</text:span>, valor nulo <text:span text:style-name="Source_20_Text">None</text:span>; <text:span text:style-name="Source_20_Text">type(None)</text:span> responde <text:span text:style-name="Source_20_Text">NoneType</text:span>.</text:p>
        </text:list-item>
      </text:list>
      <text:p text:style-name="Standard"/>
      <text:p text:style-name="Standard">Listas <text:span text:style-name="T20">y</text:span> diccionarios. </text:p>
      <text:list xml:id="list3174448592" text:style-name="L3">
        <text:list-item>
          <text:p text:style-name="P37">lista, tipo <text:span text:style-name="Source_20_Text">list</text:span>; <text:span text:style-name="Source_20_Text">type([1, "abc", True, 23.1])</text:span> responde <text:span text:style-name="Source_20_Text">list</text:span>.</text:p>
        </text:list-item>
        <text:list-item>
          <text:p text:style-name="P37">diccionario, tipo <text:span text:style-name="Source_20_Text">dict</text:span>; <text:line-break/><text:span text:style-name="Source_20_Text">type( {"clave_1": "valor_1", "clave_2": "valor_2"} )</text:span> <text:span text:style-name="T16">responde </text:span><text:span text:style-name="Source_20_Text"><text:span text:style-name="T16">dict</text:span></text:span><text:span text:style-name="T16">.</text:span><text:line-break/><text:span text:style-name="Source_20_Text">type( {"uno":1, 2:"dos", "bb":True} )</text:span> <text:s/><text:span text:style-name="T16">respone </text:span><text:span text:style-name="Source_20_Text"><text:span text:style-name="T16">dict</text:span></text:span><text:span text:style-name="T16">.</text:span></text:p>
        </text:list-item>
      </text:list>
      <text:h text:style-name="Heading_20_3" text:outline-level="3"><text:bookmark-start text:name="__RefHeading___Toc205_1120724418"/>Operadores<text:bookmark-end text:name="__RefHeading___Toc205_1120724418"/></text:h>
      <text:list xml:id="list2366536418" text:style-name="L4">
        <text:list-item>
          <text:p text:style-name="P38"><text:span text:style-name="T17">A</text:span>ritméticos: <text:s/><text:span text:style-name="Source_20_Text">+</text:span> suma, <text:s/><text:span text:style-name="Source_20_Text">-</text:span> resta, <text:s text:c="2"/><text:span text:style-name="Source_20_Text">*</text:span> producto, <text:s/><text:span text:style-name="Source_20_Text">/</text:span> división, <text:s/><text:span text:style-name="Source_20_Text">//</text:span> división entera, <text:s/><text:span text:style-name="Source_20_Text">%</text:span> módulo.</text:p>
        </text:list-item>
        <text:list-item>
          <text:p text:style-name="P38">Comparación: <text:s/><text:span text:style-name="Source_20_Text">==</text:span> igual, <text:s/><text:span text:style-name="Source_20_Text">!=</text:span> distinto, <text:s/><text:span text:style-name="Source_20_Text">&gt;</text:span> mayor, <text:s/><text:span text:style-name="Source_20_Text">&lt;</text:span> menor, <text:s/><text:span text:style-name="Source_20_Text">&gt;=</text:span> mayor o igual, <text:s/><text:span text:style-name="Source_20_Text">&lt;=</text:span> menor o igual.</text:p>
        </text:list-item>
        <text:list-item>
          <text:p text:style-name="P38">Lógicos: <text:span text:style-name="Source_20_Text">and</text:span> operador Y-lógico o AND, <text:span text:style-name="Source_20_Text">or</text:span> operador O-lógi<text:span text:style-name="T18">c</text:span>o u OR, <text:span text:style-name="Source_20_Text">not</text:span> operador NO-lógico o NOT.</text:p>
        </text:list-item>
        <text:list-item>
          <text:p text:style-name="P39">Caracteres especiales: <text:s/><text:span text:style-name="Source_20_Text">#</text:span> comentario hasta el final de la lína; <text:s/><text:span text:style-name="Source_20_Text">\n</text:span> nueva línea; <text:s/><text:span text:style-name="Source_20_Text">\&lt;caracter&gt;</text:span> escapa <text:span text:style-name="T17">(no realiza) </text:span>la interpretación como car<text:span text:style-name="T20">a</text:span>cter especial.</text:p>
        </text:list-item>
        <text:list-item>
          <text:p text:style-name="P40">El operador de asignación <text:span text:style-name="Source_20_Text">=</text:span> permite asociar un nombre con un valor, definiendo e inicializando<text:span text:style-name="T47"> o cambiando el valor de</text:span> una variable:<text:line-break/><text:span text:style-name="Source_20_Text">nombre = "Antonio"; cant = 10; precision = 0.2</text:span>. <text:line-break/>No confundir el operador de asignación <text:span text:style-name="Source_20_Text">=</text:span> con el operador comparativo de igualdad <text:span text:style-name="Source_20_Text">==</text:span>.<text:span text:style-name="T47"> <text:line-break/>Es posible hacer asignaciones múltiples: <text:s/></text:span><text:span text:style-name="Source_20_Text"><text:span text:style-name="T47">x, y, z = "Hugo", "Paco", "Luis"</text:span></text:span><text:span text:style-name="T47">.</text:span></text:p>
        </text:list-item>
      </text:list>
      <text:p text:style-name="P6"/>
      <text:p text:style-name="P6">El carácter <text:s/><text:span text:style-name="Source_20_Text">;</text:span> <text:s/>equivale a un fine de línea para un comando; permite escribir varios comandos en una línea. Escribir</text:p>
      <text:p text:style-name="Código">x = "Antonio"; y = "Molonio"; print (x, y)</text:p>
      <text:p text:style-name="P6">equivale a </text:p>
      <text:p text:style-name="P16">x = "Antonio"</text:p>
      <text:p text:style-name="P16">y = "Molonio"</text:p>
      <text:p text:style-name="P16">print (x, y)</text:p>
      <text:p text:style-name="P6">Usamos el <text:s text:c="2"/><text:span text:style-name="Source_20_Text">;</text:span> <text:s/>para ahorrar espacio en el instructivo, pero resulta más claro <text:span text:style-name="T48">y se recomienda </text:span>escribir los comandos en líneas separadas.</text:p>
      <text:h text:style-name="Heading_20_3" text:outline-level="3"><text:bookmark-start text:name="__RefHeading___Toc1205_635396442"/>Cadenas de caracteres<text:bookmark-end text:name="__RefHeading___Toc1205_635396442"/></text:h>
      <text:list xml:id="list1218569070" text:style-name="L5">
        <text:list-item>
          <text:p text:style-name="P41">Una cadena <text:span text:style-name="T22">de caracteres o string </text:span>se define encerrando <text:span text:style-name="T22">los </text:span>caracteres entre comillas simples ' o dobles ": <text:span text:style-name="Source_20_Text">"esto es una cadena"</text:span>, <text:span text:style-name="Source_20_Text">'esto es otra'</text:span>. <text:span text:style-name="T22">En </text:span><text:s/><text:span text:style-name="Source_20_Text">"una cadena es de tipo 'str'"</text:span> <text:s/><text:span text:style-name="T22">se toma la comilla simple como car</text:span><text:span text:style-name="T48">a</text:span><text:span text:style-name="T22">cter. El comando </text:span><text:span text:style-name="Source_20_Text">type('cadena')</text:span> <text:span text:style-name="T22">responde </text:span><text:span text:style-name="Source_20_Text"><text:span text:style-name="T22">str</text:span></text:span>.</text:p>
        </text:list-item>
        <text:list-item>
          <text:p text:style-name="P42">El comando <text:span text:style-name="Source_20_Text">print</text:span> mejora el formato de salida: <text:span text:style-name="T23">si escribimos </text:span><text:span text:style-name="Source_20_Text">"cadena de\ndos líneas"</text:span> el intérprete muestra los caracteres, <text:span text:style-name="T23">si escribimos </text:span><text:span text:style-name="Source_20_Text"><text:span text:style-name="T23">print("cadena de\ndos líneas")</text:span></text:span> el comando <text:span text:style-name="Source_20_Text">print</text:span> resuelve la codificación y muestra el cambio de línea.</text:p>
        </text:list-item>
        <text:list-item>
          <text:p text:style-name="P42">Las cadenas se unen por yuxtaposición (colocar una junto a otra) o con el operador <text:span text:style-name="Source_20_Text">+</text:span> : <text:span text:style-name="Source_20_Text">"Antonio" +</text:span><text:span text:style-name="Source_20_Text"><text:span text:style-name="T48"> " " +</text:span></text:span><text:span text:style-name="Source_20_Text"> "Molonio"</text:span>.</text:p>
        </text:list-item>
        <text:list-item>
          <text:p text:style-name="P43">Una cadena puede multiplicarse con el operador <text:span text:style-name="Source_20_Text">*</text:span> :<text:line-break/><text:span text:style-name="Source_20_Text">ss = "abracadabra"</text:span><text:span text:style-name="Source_20_Text"><text:span text:style-name="T23">; s</text:span></text:span><text:span text:style-name="Source_20_Text"><text:span text:style-name="T24">s</text:span></text:span><text:span text:style-name="Source_20_Text">*3; </text:span><text:span text:style-name="Source_20_Text"><text:span text:style-name="T24">print(ss*3)</text:span></text:span><text:span text:style-name="T24">.</text:span></text:p>
        </text:list-item>
        <text:list-item>
          <text:p text:style-name="P43"><text:span text:style-name="T24">En </text:span><text:span text:style-name="Source_20_Text"><text:span text:style-name="T24">print</text:span></text:span><text:span text:style-name="T24">, la coma separa los argumentos: </text:span><text:span text:style-name="Source_20_Text"><text:span text:style-name="T24">print(ss, ss, ss)</text:span></text:span>.</text:p>
        </text:list-item>
        <text:list-item>
          <text:p text:style-name="P43"><text:soft-page-break/>Al definir una cadena pueden generarse líneas de continuación <text:span text:style-name="T24">poniendo</text:span> <text:span text:style-name="Source_20_Text">\</text:span> al final de la línea. Esto NO agrega un cambio de línea, que debe indicarse con <text:span text:style-name="Source_20_Text">\n</text:span>. <text:line-break/><text:span text:style-name="Source_20_Text">"esta es una cadena larga \<text:line-break/>sin cambio de línea"<text:line-break/>"esta es una cadena \n con cambio de linea"</text:span></text:p>
        </text:list-item>
        <text:list-item>
          <text:p text:style-name="P41">Pueden definirse cadenas usando comillas triples, ya sea con comillas simples o dobles.</text:p>
        </text:list-item>
        <text:list-item>
          <text:p text:style-name="P43">Las cadenas crudas (<text:span text:style-name="T5">raw strings</text:span>), no son interpretadas por <text:span text:style-name="Source_20_Text">print</text:span>: <text:line-break/><text:span text:style-name="Source_20_Text">ss2 = r"cadena\nde dos líneas"; print(ss2)</text:span>.</text:p>
        </text:list-item>
        <text:list-item>
          <text:p text:style-name="P41">La función <text:span text:style-name="Source_20_Text">len(s)</text:span> devuelve la longitud de una cadena: <text:span text:style-name="Source_20_Text">len(s</text:span><text:span text:style-name="Source_20_Text"><text:span text:style-name="T24">s2</text:span></text:span><text:span text:style-name="Source_20_Text">)</text:span>.</text:p>
        </text:list-item>
        <text:list-item>
          <text:p text:style-name="P44">Las cadenas de caracteres son secuencias: cada caracter tiene una posición. Los caracteres se indizan desde 0 y hasta longitud - 1. <text:span text:style-name="T24">Es posible extraer un carácter indicando su posición, </text:span><text:s/><text:span text:style-name="T26">ss</text:span><text:span text:style-name="T25">[i], 0 &lt;= i &lt; len(s</text:span><text:span text:style-name="T26">s</text:span><text:span text:style-name="T25">)</text:span> :<text:line-break/><text:span text:style-name="Source_20_Text">alf = "abcdefghijklmnopqrstuvwxyz"<text:line-break/>alf[0]; alf[3]; alf[20]; alf[len(alf)-1]</text:span></text:p>
        </text:list-item>
        <text:list-item>
          <text:p text:style-name="P41">Recorte de cadenas: <text:span text:style-name="T25">s</text:span><text:span text:style-name="T27">s</text:span><text:span text:style-name="T25">[i,j], 0 &lt;= i,j &lt;= len(s</text:span><text:span text:style-name="T27">s</text:span><text:span text:style-name="T25">)</text:span> ; el último caracter inclu<text:span text:style-name="T48">i</text:span>do es <text:span text:style-name="T25">j-1</text:span>. Valores por defecto: <text:span text:style-name="T25">i=0, j=len(s</text:span><text:span text:style-name="T27">s</text:span><text:span text:style-name="T25">)</text:span>. <text:line-break/><text:span text:style-name="Source_20_Text">alf[0:5]; alf[5:10]; alf[20:len(alf)-1]; alf[:5]; alf[20:]</text:span></text:p>
        </text:list-item>
        <text:list-item>
          <text:p text:style-name="P41">Indices negativos: -1 es el último caracter, -2 el penúltimo, -3 el antepenúltimo, -len(s<text:span text:style-name="T29">s</text:span>) el primero, <text:span text:style-name="T30">ya que</text:span> len(s<text:span text:style-name="T29">s</text:span>) - len(s<text:span text:style-name="T29">s</text:span>) = 0 : <text:line-break/><text:span text:style-name="Source_20_Text">alf[-1]; alf[-2]; alf[-len(alf)]</text:span></text:p>
        </text:list-item>
        <text:list-item>
          <text:p text:style-name="P41">Las cadenas de caracteres son inmutables, <text:span text:style-name="T30">no se pueden modificar</text:span>: <text:span text:style-name="Source_20_Text">s</text:span><text:span text:style-name="Source_20_Text"><text:span text:style-name="T29">s</text:span></text:span><text:span text:style-name="Source_20_Text">[0] = 'x'</text:span> fracasa. Para cambiar una cadena es preciso crear otra : <text:span text:style-name="Source_20_Text">"0123" + alf[5:]</text:span> . </text:p>
        </text:list-item>
      </text:list>
      <text:h text:style-name="Heading_20_3" text:outline-level="3"><text:bookmark-start text:name="__RefHeading___Toc1207_635396442"/>Listas<text:bookmark-end text:name="__RefHeading___Toc1207_635396442"/></text:h>
      <text:list xml:id="list190045208" text:style-name="L6">
        <text:list-item>
          <text:p text:style-name="P63">Una lista es una secuencia de elementos de cualquier tipo: <text:line-break/><text:span text:style-name="Source_20_Text">ls = [33, 24.4, 17+3j, "una cadena", True, False, None] <text:s/></text:span><text:span text:style-name="Source_20_Text"><text:span text:style-name="T36"># crea la lista</text:span></text:span><text:span text:style-name="Source_20_Text"><text:line-break/>print(ls)</text:span></text:p>
        </text:list-item>
        <text:list-item>
          <text:p text:style-name="P45">La función <text:span text:style-name="Source_20_Text">len(ls</text:span><text:span text:style-name="Source_20_Text"><text:span text:style-name="T36">)</text:span></text:span> da la longitud de la lista lst1. Los elementos de la lista están indizados entre 0 y len(lst1) – 1:<text:line-break/><text:span text:style-name="Source_20_Text">len(ls); ls[0]; ls[3]; ls[1]; ls[len(ls)-1] <text:s text:c="2"/></text:span><text:span text:style-name="Source_20_Text"><text:span text:style-name="T36"># largo, acceso a elementos</text:span></text:span></text:p>
        </text:list-item>
      </text:list>
      <text:list xml:id="list79828514" text:style-name="L7">
        <text:list-item>
          <text:p text:style-name="P46">Los elementos de una lista se ubican <text:span text:style-name="T36">mediante un </text:span>índice, que <text:span text:style-name="T36">indica </text:span>su posición. Es posible cambiar un elemento de la lista, <text:span text:style-name="T36">así como </text:span>agregar y quitar elementos. La lista es una estructura de datos "mutable"; una cadena de caracteres es "inmutable". <text:line-break/><text:span text:style-name="Source_20_Text">ls = ls + ["a", 2.4]; print(ls) <text:s text:c="3"/></text:span><text:span text:style-name="Source_20_Text"><text:span text:style-name="T36"># agrega elementos a la lista</text:span></text:span><text:span text:style-name="Source_20_Text"><text:line-break/>ls[-1] = "Fin"; print(ls) <text:s text:c="9"/></text:span><text:span text:style-name="Source_20_Text"><text:span text:style-name="T36"># cambia el último elemento</text:span></text:span></text:p>
        </text:list-item>
      </text:list>
      <text:list xml:id="list4069981705" text:style-name="L8">
        <text:list-item>
          <text:p text:style-name="P47">La lista soporta recorte (<text:span text:style-name="T5">slicing</text:span>) con la notación <text:span text:style-name="T25">[p1:p2]</text:span> <text:span text:style-name="T37">para incluir elementos de las posiciones </text:span><text:span text:style-name="T28">p1</text:span><text:span text:style-name="T37"> a </text:span><text:span text:style-name="T28">p2-1</text:span><text:span text:style-name="T37"> :<text:line-break/></text:span><text:span text:style-name="Source_20_Text"><text:span text:style-name="T37">ls[0:3]; ls[3:5]; ls[3:-1]; ls[len(ls)-2:]</text:span></text:span><text:span text:style-name="T37"><text:line-break/>También e</text:span>s posible cambiar valores en un recorte:<text:line-break/><text:span text:style-name="Source_20_Text">ls[3:5] = ["nuevo1", "nuevo2"]; ls</text:span></text:p>
        </text:list-item>
      </text:list>
      <text:list xml:id="list499748499" text:style-name="L9">
        <text:list-item>
          <text:p text:style-name="P62"><text:span text:style-name="Source_20_Text">help(list)</text:span> muestra las funciones <text:span text:style-name="T37">disponibles para el manejo de</text:span> listas. <text:span text:style-name="T37">En IDLE, dar doble clic para expandir el texto.</text:span></text:p>
        </text:list-item>
      </text:list>
      <text:h text:style-name="Heading_20_3" text:outline-level="3"><text:bookmark-start text:name="__RefHeading___Toc2628_2718746381"/>Diccionarios<text:bookmark-end text:name="__RefHeading___Toc2628_2718746381"/></text:h>
      <text:list xml:id="list4115349265" text:style-name="L10">
        <text:list-item>
          <text:p text:style-name="P48">Un diccionario es un conjunto de pares <text:span text:style-name="T5">clave:valor</text:span>, donde cada clave es única en ese diccionario. La clave puede ser cualquier tipo inmutable, como número o cadena de caracteres.</text:p>
        </text:list-item>
        <text:list-item>
          <text:p text:style-name="P49">Creación:</text:p>
        </text:list-item>
      </text:list>
      <text:p text:style-name="Código">edades = {"Juan":23, "María":25, "Santiago":27} <text:s/># crea un diccionario</text:p>
      <text:p text:style-name="Código">edades <text:s text:c="5"/># muestra el diccionario</text:p>
      <text:p text:style-name="Código">list(edades) <text:s/># muestra las claves</text:p>
      <text:p text:style-name="P17">dd_vacio = {} <text:s text:c="2"/># crea <text:s/>un diccionario vacío</text:p>
      <text:list xml:id="list173409214271405" text:continue-numbering="true" text:style-name="L10">
        <text:list-item>
          <text:p text:style-name="P49">Operaciones principales:</text:p>
        </text:list-item>
      </text:list>
      <text:p text:style-name="Código"><text:soft-page-break/>edades["María"] <text:s/># obtiene el valor (edad) para una clave (nombre)</text:p>
      <text:p text:style-name="Código">edades["Sebastián"] = 33 <text:s text:c="2"/><text:span text:style-name="T40"># agrega una pareja clave:valor</text:span></text:p>
      <text:p text:style-name="Código">edades["Juan"] = 30 <text:s text:c="7"/><text:span text:style-name="T40">#</text:span> <text:span text:style-name="T40">cambia el valor asociado a una clave</text:span></text:p>
      <text:p text:style-name="Código">"Juan" in edades; "Arturo" in edades <text:s/><text:span text:style-name="T40"># verifica presencia de una clave</text:span></text:p>
      <text:h text:style-name="P32" text:outline-level="3"><text:bookmark-start text:name="__RefHeading___Toc3364_193128270"/>Variables<text:bookmark-end text:name="__RefHeading___Toc3364_193128270"/></text:h>
      <text:p text:style-name="Standard">Una <text:span text:style-name="T5">variable</text:span> es un nombre asociado a un valor. Esta asociación de establece en una sentencia de asignación<text:span text:style-name="T53">, como las ya vistas</text:span>:</text:p>
      <text:p text:style-name="Código">nombre = "Antonio"</text:p>
      <text:p text:style-name="Código">edad = 45</text:p>
      <text:p text:style-name="Código">generos = ["teatro", "novela negra", "humor"]</text:p>
      <text:p text:style-name="P12"><text:span text:style-name="T52">Los nombres de variables pueden incluir letras mayúsculas y minúsculas, números y el caracter <text:s/></text:span><text:span text:style-name="Source_20_Text"><text:span text:style-name="T52">_</text:span></text:span><text:span text:style-name="T52"> </text:span><text:span text:style-name="T53">, y </text:span><text:span text:style-name="T52">deben comenzar con una letra. Son nombre válidos: </text:span><text:span text:style-name="Source_20_Text"><text:span text:style-name="T52">edad, var_1, var_2_str, </text:span></text:span><text:span text:style-name="Source_20_Text"><text:span text:style-name="T53">RouterWiFi, NombreDeClase, nombre_de_variable</text:span></text:span><text:span text:style-name="T52">. Los nombres de variable que empiezan con </text:span><text:span text:style-name="Source_20_Text"><text:span text:style-name="T52">_</text:span></text:span><text:span text:style-name="T52"> indican variables para uso interno de Python o los programas. </text:span><text:span text:style-name="T53">Se recomienda usar letras minúsculas para los nombres de variables</text:span><text:span text:style-name="T54">, reservando las mayúsculas para nombres de clases, en </text:span><text:span text:style-name="Source_20_Text"><text:span text:style-name="T54">NotacionDeCamello</text:span></text:span><text:span text:style-name="T54">, según se verá más adelante.</text:span></text:p>
      <text:p text:style-name="P12"/>
      <text:p text:style-name="P11">En Python, así como en otros lenguajes, existe un conjunto de palabras reservadas que no pueden usarse como nombres de variables<text:span text:style-name="T54">, porque tienen un significado especial para el intérprete de comandos. La lista de palabras reservadas puede verse con el comando </text:span><text:span text:style-name="Source_20_Text"><text:span text:style-name="T54">help("keyword")</text:span></text:span><text:span text:style-name="T54">.</text:span></text:p>
      <text:p text:style-name="P11"/>
      <text:h text:style-name="P33" text:outline-level="3"><text:bookmark-start text:name="__RefHeading___Toc3366_193128270"/>Nomenclatura.<text:bookmark-end text:name="__RefHeading___Toc3366_193128270"/></text:h>
      <text:p text:style-name="Standard">Definición de algunos términos usados en programación.</text:p>
      <text:list xml:id="list466849082" text:style-name="L11">
        <text:list-item>
          <text:p text:style-name="P50"><text:span text:style-name="T5">valor.</text:span> Una de las unidades básicas de datos, como un número o una cadena, que<text:span text:style-name="T55"> </text:span>un programa manipula.</text:p>
        </text:list-item>
        <text:list-item>
          <text:p text:style-name="P50"><text:span text:style-name="T5">tipo.</text:span> Una categoría de valores. Ejemplos: enteros<text:span text:style-name="T55"> </text:span>(tipo int), números en punto flotante (tipo float), y cadenas (tipo str).</text:p>
        </text:list-item>
        <text:list-item>
          <text:p text:style-name="P50"><text:span text:style-name="T5">variable.</text:span> Un nombre que hace referencia a un valor.</text:p>
        </text:list-item>
        <text:list-item>
          <text:p text:style-name="P50"><text:span text:style-name="T5">palabra clave.</text:span> Una palabra reservada que es usada por el compilador para analizar un programa; no se pueden usar palabres clave como if, def, while como nombres de variables.</text:p>
        </text:list-item>
        <text:list-item>
          <text:p text:style-name="P50"><text:span text:style-name="T5">operador.</text:span> Un símbolo especial que representa un cálculo simple, como suma, multiplicación o concatenación de cadenas.</text:p>
        </text:list-item>
        <text:list-item>
          <text:p text:style-name="P50"><text:span text:style-name="T5">expresión.</text:span> Una combinación de variables, operadores y valores que representan<text:span text:style-name="T55"> </text:span>un único valor resultante.</text:p>
        </text:list-item>
        <text:list-item>
          <text:p text:style-name="P50"><text:span text:style-name="T5">sentencia.</text:span> Una sección del código que representa un comando o acción. Son sentencias las asignaciones, print, type, help.</text:p>
        </text:list-item>
        <text:list-item>
          <text:p text:style-name="P50"><text:span text:style-name="T5">asignación.</text:span> Una sentencia que asigna un valor a una variable.</text:p>
        </text:list-item>
      </text:list>
      <text:p text:style-name="Standard"/>
      <text:p text:style-name="P13">Fuente: Severance, Charles. <text:a xlink:type="simple" xlink:href="https://es.py4e.com/book" text:style-name="Internet_20_link" text:visited-style-name="Visited_20_Internet_20_Link"><text:span text:style-name="T5">Python para Todos</text:span></text:a>. 2020.</text:p>
      <text:p text:style-name="P27"/>
      <text:h text:style-name="Heading_20_3" text:outline-level="3"><text:bookmark-start text:name="__RefHeading___Toc1209_635396442"/>Ejercicios<text:bookmark-end text:name="__RefHeading___Toc1209_635396442"/></text:h>
      <text:p text:style-name="P24">Los ejercicios permiten experimentar las posibilidades del lenguaje. Realizar las tareas indicadas, verificar los resultados del código propuesto, experimentar.</text:p>
      <text:h text:style-name="Heading_20_5" text:outline-level="5"><text:bookmark-start text:name="__RefHeading___Toc2630_2718746381"/>Números<text:bookmark-end text:name="__RefHeading___Toc2630_2718746381"/></text:h>
      <text:list xml:id="list1687012412" text:style-name="L12">
        <text:list-item>
          <text:p text:style-name="P51"><text:span text:style-name="T13">Tipos de datos: numérico, </text:span><text:span text:style-name="T21">cadena de caracteres o </text:span><text:span text:style-name="T7">string</text:span><text:span text:style-name="T21">, lista</text:span><text:span text:style-name="T13">. </text:span>En el intérprete de comandos (<text:span text:style-name="T12">en línea, </text:span>terminal, o IDLE), probar los siguientes comandos:</text:p>
        </text:list-item>
      </text:list>
      <text:p text:style-name="Código"><text:soft-page-break/>type(2); type(2.0); type(3.3333); type("cadena de caracteres")</text:p>
      <text:p text:style-name="Código">float(2); int(3.33); float("2.44"); int(42); str(2.23); str(42)</text:p>
      <text:p text:style-name="Código">float(2); int(3.33); float("2.44"); int(42); str(2.23); str(42)</text:p>
      <text:p text:style-name="Código">type("esto es una cadena de caracteres")</text:p>
      <text:p text:style-name="Código">type([]); type(["lista", "no", "vacía"])</text:p>
      <text:p text:style-name="P20">Puedes copiar y pegar cada línea en el intérprete. Asegúrate de entender qué hace cada comando y su resultado.</text:p>
      <text:p text:style-name="P20"/>
      <text:list xml:id="list173408828079517" text:continue-numbering="true" text:style-name="L12">
        <text:list-item>
          <text:p text:style-name="P51"><text:span text:style-name="T13">Tipos booleanos. </text:span>En el intérprete de comandos, probar los siguientes comandos:</text:p>
        </text:list-item>
      </text:list>
      <text:p text:style-name="P14">bool(True); bool(False); type(True); type(False)</text:p>
      <text:p text:style-name="P14">bool(0); bool(1); bool(33); bool(3.333)</text:p>
      <text:p text:style-name="Código">bool(""); bool("una cadena no vacía")</text:p>
      <text:p text:style-name="Código">bool([]); bool(["lista", "no", "vacía"])</text:p>
      <text:p text:style-name="P21"/>
      <text:list xml:id="list173408696881104" text:continue-numbering="true" text:style-name="L12">
        <text:list-item>
          <text:p text:style-name="P52">La sentencia <text:span text:style-name="Source_20_Text">isinstance(&lt;valor&gt;, &lt;tipo&gt;)</text:span> permite verificar el tipo de un dato. Probar con los tipos ya estudiados. Lossiguientes ejemplos responden <text:span text:style-name="Source_20_Text">True</text:span>:</text:p>
        </text:list-item>
      </text:list>
      <text:p text:style-name="Código">isinstance(2.3, float)</text:p>
      <text:p text:style-name="Código">isinstance(2.3, (int, float))</text:p>
      <text:p text:style-name="Código">ls = [1, "abc", True, 23.1]</text:p>
      <text:p text:style-name="Código">isinstance(ls, list)</text:p>
      <text:p text:style-name="P5"/>
      <text:list xml:id="list173408148421364" text:continue-numbering="true" text:style-name="L12">
        <text:list-item>
          <text:p text:style-name="P53">Operadores aritméticos. Probar los siguientes comandos:</text:p>
        </text:list-item>
      </text:list>
      <text:p text:style-name="Código">10 + 4; 10 - 4; 10 * 4; 10 ** 4</text:p>
      <text:p text:style-name="Código">10 / 4; 10 // 4; 10 % 3</text:p>
      <text:p text:style-name="P21"/>
      <text:list xml:id="list173408095804415" text:continue-numbering="true" text:style-name="L12">
        <text:list-item>
          <text:p text:style-name="P54">Operador de asignación.</text:p>
        </text:list-item>
      </text:list>
      <text:p text:style-name="Código">x = 5; print(x)</text:p>
      <text:p text:style-name="P15">s = "una cadena de caracteres"; print(s)</text:p>
      <text:p text:style-name="P18">x, y = [5, 7]; print(x, y) <text:s text:c="11"/><text:span text:style-name="T43"># asignación <text:s/>múltiple</text:span></text:p>
      <text:p text:style-name="P15">si, no = True, False; print(si, no) <text:s text:c="2"/><text:span text:style-name="T43"># asignación <text:s/>múltiple</text:span></text:p>
      <text:p text:style-name="P15">w, x, y, z = 5, 7.0, "uno", True; print(w, x, y, z)</text:p>
      <text:p text:style-name="P2"/>
      <text:list xml:id="list173409038710320" text:continue-numbering="true" text:style-name="L12">
        <text:list-item>
          <text:p text:style-name="P55">Palabras reservadas. <text:line-break/>Visualizar la lista de palabras reservadas, usando el comando <text:span text:style-name="Source_20_Text">help("keywords")</text:span>. Esas palabras no pueden usarse como nombres de variables.</text:p>
          <text:p text:style-name="P55"/>
        </text:list-item>
        <text:list-item>
          <text:p text:style-name="P56">Números complejos.<text:line-break/><text:span text:style-name="T41">El carácter </text:span><text:span text:style-name="Source_20_Text"><text:span text:style-name="T41">j</text:span></text:span><text:span text:style-name="T41"> o </text:span><text:span text:style-name="Source_20_Text"><text:span text:style-name="T42">J</text:span></text:span><text:span text:style-name="T41"> indica la parte imaginaria. </text:span></text:p>
        </text:list-item>
      </text:list>
      <text:p text:style-name="Código">3 + 2j; -1.12 + <text:s/>0.35J; <text:span text:style-name="T41">complex(</text:span>3 + 1j<text:span text:style-name="T41">)</text:span> <text:s text:c="2"/><text:span text:style-name="T41"># definen números complejos</text:span></text:p>
      <text:p text:style-name="Código">3 + j; 3 + J <text:s text:c="2"/># fracasan, toma j como variable; escribir 3 + 1j, 3 + 1J</text:p>
      <text:p text:style-name="Código">c = 3 + 2j; c.real; c.imag</text:p>
      <text:list xml:id="list173407757448832" text:continue-numbering="true" text:style-name="L12">
        <text:list-header>
          <text:p text:style-name="P56"/>
        </text:list-header>
        <text:list-item>
          <text:p text:style-name="P56">Biblioteca <text:span text:style-name="Source_20_Text">math</text:span>.<text:line-break/><text:span text:style-name="T43">La biblioteca math contiene funciones matemáticas:</text:span></text:p>
        </text:list-item>
      </text:list>
      <text:p text:style-name="Código">import math; dir(math) <text:s text:c="2"/><text:span text:style-name="T43"># importa </text:span><text:span text:style-name="T44">la </text:span><text:span text:style-name="T43">biblioteca, muestra </text:span><text:span text:style-name="T44">sus</text:span><text:span text:style-name="T43"> funciones</text:span></text:p>
      <text:p text:style-name="P19">math.sin(math.pi/4); math.tan(math.pi/4)<text:span text:style-name="T49"> <text:s text:c="3"/># seno y tangente de pi/4</text:span></text:p>
      <text:p text:style-name="P19">from math import * <text:s text:c="6"/># importa todas las funciones de math</text:p>
      <text:p text:style-name="P19">sin(pi/4); tan(pi/4) <text:s text:c="4"/># ya no requiere indicar la biblioteca</text:p>
      <text:p text:style-name="P19">abs(c) == sqrt(c.real**2 + c.imag**2) <text:s text:c="2"/><text:span text:style-name="T49"><text:s text:c="4"/></text:span># módulo de un complejo</text:p>
      <text:p text:style-name="P19">_; print(_<text:span text:style-name="T45">)</text:span> <text:s text:c="2"/># la variable _ retiene el último resultado.</text:p>
      <text:p text:style-name="Standard"><text:tab/>Acceso interactivo a documentación:<text:span text:style-name="Source_20_Text"> dir(math)</text:span><text:span text:style-name="Source_20_Text"><text:span text:style-name="T49">;</text:span></text:span><text:span text:style-name="Source_20_Text"> help(math)</text:span><text:span text:style-name="Source_20_Text"><text:span text:style-name="T49">;</text:span></text:span><text:span text:style-name="Source_20_Text"> help(math.sqrt)</text:span>.</text:p>
      <text:p text:style-name="Standard"/>
      <text:h text:style-name="Heading_20_5" text:outline-level="5"><text:bookmark-start text:name="__RefHeading___Toc2632_2718746381"/><text:soft-page-break/>Cadenas de caracteres<text:bookmark-end text:name="__RefHeading___Toc2632_2718746381"/></text:h>
      <text:p text:style-name="P3"/>
      <text:list xml:id="list3900281860" text:style-name="L13">
        <text:list-item>
          <text:p text:style-name="P57">Comparar la salida de <text:span text:style-name="Source_20_Text">"estas son \ndos líneas"</text:span> y <text:span text:style-name="Source_20_Text">print</text:span><text:span text:style-name="Source_20_Text"><text:span text:style-name="T31">(</text:span></text:span><text:span text:style-name="Source_20_Text">"estas son \ndos líneas"</text:span><text:span text:style-name="Source_20_Text"><text:span text:style-name="T31">)</text:span></text:span>.</text:p>
          <text:p text:style-name="P57"/>
        </text:list-item>
        <text:list-item>
          <text:p text:style-name="P57">Probar las capacidades de interpretación de caracteres del comando <text:span text:style-name="Source_20_Text">print</text:span> definiendo variables de cadena que contengan comillas, caracteres especiales como @ o *, y cambios de línea <text:span text:style-name="T31">\n</text:span>. Mostrar las variables <text:span text:style-name="T31">1) </text:span>esribiendo su nombre en el intérprete, <text:span text:style-name="T31">2) </text:span>usando el comando <text:span text:style-name="Source_20_Text">prin</text:span><text:span text:style-name="Source_20_Text"><text:span text:style-name="T31">t</text:span></text:span> ; <text:span text:style-name="T31">observar las diferencias.</text:span></text:p>
          <text:p text:style-name="P57"/>
        </text:list-item>
        <text:list-item>
          <text:p text:style-name="P57">Probar la unión de cadenas por yuxtaposición <text:span text:style-name="T31">(una junto a otra) </text:span>y con el operador +. Multiplicar una cadena usando el operador *. Generar cadenas usando simultáneamente el operador + y el operador *.</text:p>
          <text:p text:style-name="P57"/>
        </text:list-item>
        <text:list-item>
          <text:p text:style-name="P57">Definir una variable de cadena usando continuación de líneas, <text:span text:style-name="T31">el caracer \</text:span>; verificar que no hay cambio de línea. Probar cambio de línea usando \n.</text:p>
          <text:p text:style-name="P57"/>
        </text:list-item>
        <text:list-item>
          <text:p text:style-name="P57">Definir una variable de varias líneas usando comillas simples o dobles. Digitar saltos de línea (sin escribir \n). Verificar que el comando <text:span text:style-name="Source_20_Text">print</text:span> respeta el salto de línea introducido por digitación. El intérprete interactivo, por sí solo, no hace el cambio de línea digitado, pero muestra un \n incluido en la cadena.</text:p>
          <text:p text:style-name="P57"/>
        </text:list-item>
        <text:list-item>
          <text:p text:style-name="P57">Verificar comportamiento de cadenas crudas con <text:span text:style-name="Source_20_Text">print</text:span>. Definir cadenas crudas con líneas de continuación \, cambio de línea \n, vocales acentuadas, caracteres especiales # @ *.</text:p>
          <text:p text:style-name="P57"/>
        </text:list-item>
        <text:list-item>
          <text:p text:style-name="P57">Definir una cadena. Determinar su longitud con <text:span text:style-name="Source_20_Text">len()</text:span>. Extraer el primer caracter, el último caracter, el caracter del medio (¡sin contar los caracteres!).</text:p>
          <text:p text:style-name="P57"/>
        </text:list-item>
        <text:list-item>
          <text:p text:style-name="P57">Mostrar los primeros 3 caracteres y los últimos 3 caracteres de una cadena. Mostrar del caracter 3 hasta el final. Mostrar del caracter 0 hasta el antepenúltimo (dejar los 3 caracteres finales fuera).</text:p>
          <text:p text:style-name="P57"/>
        </text:list-item>
        <text:list-item>
          <text:p text:style-name="P57">Para una cadena <text:span text:style-name="Source_20_Text">s</text:span><text:span text:style-name="Source_20_Text"><text:span text:style-name="T32">t</text:span></text:span> determinar que salida producen <text:span text:style-name="Source_20_Text">st[3:], st[:5], st[:]</text:span>.</text:p>
          <text:p text:style-name="P57"/>
        </text:list-item>
        <text:list-item>
          <text:p text:style-name="P57">En <text:span text:style-name="Source_20_Text">st5 = "01234567"</text:span> verificar las salidas de <text:span text:style-name="Source_20_Text">st5[-1], st5[-len(st5)]</text:span>. Verificar las salidas de <text:span text:style-name="Source_20_Text">st5[100], st5[-100]</text:span>. Verificar las salidas <text:span text:style-name="Source_20_Text">st5[:100], st5[-100:]</text:span>.</text:p>
          <text:p text:style-name="P57"/>
        </text:list-item>
        <text:list-item>
          <text:p text:style-name="P57">Verificar que es posible incluir comillas simples o dobles en comentarios de varias líneas, en tanto las comillas que delimiten el comentario sean de otro tipo que las incluidas en el comentario. <text:span text:style-name="T32">Ejemplo: </text:span><text:span text:style-name="Source_20_Text"><text:span text:style-name="T32">"""un 'string' es una cadena de caracteres"""</text:span></text:span><text:span text:style-name="T32">.</text:span></text:p>
          <text:p text:style-name="P57"/>
        </text:list-item>
        <text:list-item>
          <text:p text:style-name="P57">Para la variable <text:span text:style-name="Source_20_Text">ss2 = r"cadena\nde dos líneas"</text:span> u otra similar, probar los <text:span text:style-name="T33">siguientes comandos e interpretar los resultados:<text:line-break/></text:span><text:span text:style-name="Source_20_Text">type(s</text:span><text:span text:style-name="Source_20_Text"><text:span text:style-name="T34">s2</text:span></text:span><text:span text:style-name="Source_20_Text">); </text:span><text:span text:style-name="Source_20_Text"><text:span text:style-name="T34">help(</text:span></text:span><text:span text:style-name="Source_20_Text">s</text:span><text:span text:style-name="Source_20_Text"><text:span text:style-name="T34">s2</text:span></text:span><text:span text:style-name="Source_20_Text">)<text:line-break/>help(st</text:span><text:span text:style-name="Source_20_Text"><text:span text:style-name="T34">r) <text:s/># ayuda para string; en IDLE, dar doble clic para expandir<text:line-break/>dir</text:span></text:span><text:span text:style-name="Source_20_Text">(</text:span><text:span text:style-name="Source_20_Text"><text:span text:style-name="T34">ss2</text:span></text:span><text:span text:style-name="Source_20_Text">) <text:s text:c="2"/></text:span><text:span text:style-name="Source_20_Text"><text:span text:style-name="T34"># muestra métodos disponibles para strings</text:span></text:span><text:span text:style-name="Source_20_Text">.</text:span></text:p>
          <text:p text:style-name="P57"><text:span text:style-name="Source_20_Text"/></text:p>
        </text:list-item>
        <text:list-item>
          <text:p text:style-name="P57">La yuxtaposición de cadenas sólo funciona con cadenas, no con <text:span text:style-name="T35">variables o </text:span>expresiones de cadena, por ejemplo si se incluyen funciones. Comparar:<text:line-break/><text:span text:style-name="Source_20_Text">"abra <text:s text:c="2"/>".strip() "cadabra"<text:line-break/>"abra <text:s text:c="2"/>".strip() + "cadabra"</text:span> <text:line-break/>¿Qué hace la función <text:span text:style-name="Source_20_Text">strip()</text:span>? <text:span text:style-name="T35">Probar escribir </text:span><text:span text:style-name="Source_20_Text"><text:span text:style-name="T35">help(str.strip)</text:span></text:span><text:span text:style-name="T35">.</text:span></text:p>
        </text:list-item>
      </text:list>
      <text:p text:style-name="P3"/>
      <text:h text:style-name="Heading_20_5" text:outline-level="5"><text:bookmark-start text:name="__RefHeading___Toc2634_2718746381"/><text:soft-page-break/>Listas<text:bookmark-end text:name="__RefHeading___Toc2634_2718746381"/></text:h>
      <text:list xml:id="list3480043501" text:style-name="L14">
        <text:list-item>
          <text:p text:style-name="P58">Crear una lista <text:span text:style-name="Source_20_Text">lst</text:span> de 5 o 6 elementos, incluyendo elementos de diferentes tipos: int, float, str, <text:span text:style-name="T38">boolean, None</text:span>. Mostrar los elementos primero, segundo, último, penúltimo. </text:p>
          <text:p text:style-name="P58"/>
        </text:list-item>
        <text:list-item>
          <text:p text:style-name="P58">Cambiar el tercer elemento <text:span text:style-name="T39">de </text:span><text:span text:style-name="Source_20_Text"><text:span text:style-name="T39">lst</text:span></text:span><text:span text:style-name="T39"> </text:span>por otro. Agregar un elemento ‘<text:span text:style-name="T39">Fin’ </text:span>al final de la lista; <text:span text:style-name="T39">agregar un elemento ‘Inicio’ al principio de la lista</text:span>. </text:p>
          <text:p text:style-name="P58"/>
        </text:list-item>
        <text:list-item>
          <text:p text:style-name="P58">Construir una lista <text:span text:style-name="Source_20_Text"><text:span text:style-name="T38">lst2</text:span></text:span> con los <text:span text:style-name="T39">tres</text:span> primeros elementos y l<text:span text:style-name="T39">os dos</text:span> último de <text:span text:style-name="Source_20_Text">lst</text:span>.</text:p>
          <text:p text:style-name="P58"/>
        </text:list-item>
        <text:list-item>
          <text:p text:style-name="P58"><text:span text:style-name="T39">Analizar la</text:span> salida d<text:span text:style-name="T39">e</text:span> los comandos <text:span text:style-name="Source_20_Text">lst2[0], lst2[-1], lst2[:100], lst2[-100:]</text:span>. </text:p>
          <text:p text:style-name="P58"/>
        </text:list-item>
        <text:list-item>
          <text:p text:style-name="P58">¿Qué salida da el comando <text:span text:style-name="Source_20_Text">lst2 + lst2[0:2]</text:span> ? </text:p>
          <text:p text:style-name="P58"/>
        </text:list-item>
        <text:list-item>
          <text:p text:style-name="P58">¿Qué hace el comando <text:span text:style-name="Source_20_Text">lst2*3</text:span> ? </text:p>
          <text:p text:style-name="P58"/>
        </text:list-item>
        <text:list-item>
          <text:p text:style-name="P58">Cambiar, en una sola operación, los elementos segundo y tercero de <text:span text:style-name="Source_20_Text">lst2</text:span>.</text:p>
          <text:p text:style-name="P58"/>
        </text:list-item>
        <text:list-item>
          <text:p text:style-name="P58">Verificar que es posible anidar listas, i.e. poner como elemento de una lista otra lista.</text:p>
          <text:p text:style-name="P58"/>
        </text:list-item>
        <text:list-item>
          <text:p text:style-name="P58">Escribir o copiar un texto de 30 o 40 palabras, guardado en una variable <text:span text:style-name="Source_20_Text">txt</text:span>. Generar una lista <text:span text:style-name="Source_20_Text"><text:span text:style-name="T38">pals</text:span></text:span> con las palabras de <text:span text:style-name="Source_20_Text">txt</text:span>. Generar una lista <text:span text:style-name="Source_20_Text"><text:span text:style-name="T38">pals_ord</text:span></text:span><text:span text:style-name="T38"> </text:span>con las palabras de <text:span text:style-name="Source_20_Text"><text:span text:style-name="T38">pals</text:span></text:span> ordenadas. <text:span text:style-name="T38">Mirar las ayudas </text:span>en <text:span text:style-name="Source_20_Text">help(str)</text:span>, <text:span text:style-name="Source_20_Text">help(list)</text:span>, <text:span text:style-name="T38">en particular</text:span> <text:span text:style-name="T38">las funciones </text:span><text:span text:style-name="Source_20_Text"><text:span text:style-name="T38">split</text:span></text:span><text:span text:style-name="T38"> y </text:span><text:span text:style-name="Source_20_Text"><text:span text:style-name="T38">sort</text:span></text:span><text:span text:style-name="T38">.</text:span></text:p>
          <text:p text:style-name="P58"/>
        </text:list-item>
        <text:list-item>
          <text:p text:style-name="P58">Al aplicar la función <text:span text:style-name="Source_20_Text">sort</text:span> a una lista, ¿es posible recuperar la ordenación anterior? ¿Por qué? </text:p>
          <text:p text:style-name="P58"/>
        </text:list-item>
        <text:list-item>
          <text:p text:style-name="P58">Constuir una lista <text:span text:style-name="Source_20_Text"><text:span text:style-name="T38">frutas</text:span></text:span> con 5 nombres de frutas. <text:span text:style-name="T38">Aplicar a la lista </text:span><text:span text:style-name="Source_20_Text"><text:span text:style-name="T38">frutas</text:span></text:span><text:span text:style-name="T38"> las funciones</text:span> <text:span text:style-name="Source_20_Text">append, count, extend, index, insert, pop, remove, reverse, sort</text:span>. </text:p>
        </text:list-item>
      </text:list>
      <text:p text:style-name="P7"/>
      <text:h text:style-name="Heading_20_5" text:outline-level="5"><text:bookmark-start text:name="__RefHeading___Toc2503_586859914"/>Diccionarios<text:bookmark-end text:name="__RefHeading___Toc2503_586859914"/></text:h>
      <text:p text:style-name="P7"/>
      <text:list xml:id="list1131408439" text:style-name="L15">
        <text:list-item>
          <text:p text:style-name="P59">Crear un diccionario de animales y sus géneros: el perro y el gato son mamíferos, la calandria es un ave, la yarará es un reptil. Realizar las siguientes operaciones:</text:p>
        </text:list-item>
      </text:list>
      <text:list xml:id="list1333289510" text:style-name="L16">
        <text:list-item>
          <text:list>
            <text:list-item>
              <text:p text:style-name="P60">Mostrar el diccionario animales.</text:p>
            </text:list-item>
            <text:list-item>
              <text:p text:style-name="P60">Mostrar el género del gato.</text:p>
            </text:list-item>
            <text:list-item>
              <text:p text:style-name="P60">Mostrar la lista de animales (lista de claves).</text:p>
            </text:list-item>
            <text:list-item>
              <text:p text:style-name="P60">Agregar corvina, género pez.</text:p>
            </text:list-item>
            <text:list-item>
              <text:p text:style-name="P60">Agregar sapo, género reptil, mostrar género del sapo; corregir, el sapo es un batracio, no un reptil; mo<text:span text:style-name="T46">s</text:span>trar el género del sapo corregido.</text:p>
            </text:list-item>
          </text:list>
        </text:list-item>
      </text:list>
      <text:p text:style-name="P9"/>
      <text:p text:style-name="Horizontal_20_Line"/>
      <table:table table:name="Tabla2" table:style-name="Tabla2">
        <table:table-column table:style-name="Tabla2.A"/>
        <table:table-column table:style-name="Tabla2.B"/>
        <table:table-row table:style-name="TableLine94105550312960">
          <table:table-cell table:style-name="Tabla2.A1" office:value-type="string">
            <text:p text:style-name="P28"><draw:frame draw:style-name="fr1" draw:name="Imagen3" text:anchor-type="paragraph" svg:width="2.999cm" svg:height="1.048cm" draw:z-index="0"><draw:image xlink:href="Pictures/10000201000001930000008DB643D2C7360249B9.png" xlink:type="simple" xlink:show="embed" xlink:actuate="onLoad" loext:mime-type="image/png"/></draw:frame></text:p>
          </table:table-cell>
          <table:table-cell table:style-name="Tabla2.A1" office:value-type="string">
            <text:p text:style-name="P26"><text:span text:style-name="T50">Copyright: </text:span>Victor Gonzalez-Barbone.<text:line-break/>Esta obra s<text:span text:style-name="T51">e</text:span> <text:span text:style-name="T50">publicada </text:span>bajo una Licencia Creative Commons Atribución-CompartirIgual 4.0 Internacional.</text:p>
            <text:p text:style-name="P25">This work is licensed under the Creative Commons Attribution-ShareAlike 4.0 International License. To view a copy of this license, visit <text:a xlink:type="simple" xlink:href="http://creativecommons.org/licenses/by-sa/4.0/" office:name="Creative Commons By-SA License" text:style-name="Internet_20_link" text:visited-style-name="Visited_20_Internet_20_Link">http://creativecommons.org/licenses/by-sa/4.0/</text:a> or send a letter to Creative Commons, PO Box 1866, Mountain View, CA 94042, USA.</text:p>
          </table:table-cell>
        </table:table-row>
      </table:table>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ódigo" style:family="paragraph" style:parent-style-name="Standard" style:class="html">
      <loext:graphic-properties draw:fill="solid" draw:fill-color="#dee6ef"/>
      <style:paragraph-properties fo:margin-left="0.741cm" fo:margin-right="0cm" fo:margin-top="0.199cm" fo:margin-bottom="0.199cm" loext:contextual-spacing="true" fo:text-indent="0cm" style:auto-text-indent="false" fo:background-color="#dee6ef"/>
      <style:text-properties style:font-name="Liberation Mono" fo:font-family="'Liberation Mono'" style:font-family-generic="modern" style:font-pitch="fixed" fo:font-size="10pt" officeooo:rsid="00361f0f" style:font-size-asian="9pt" style:font-size-complex="9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pt" fo:background-color="#dee6ef"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8:32:23.480934610</meta:creation-date>
    <dc:date>2022-04-18T17:34:06.854471860</dc:date>
    <meta:editing-duration>PT21H35M1S</meta:editing-duration>
    <meta:editing-cycles>88</meta:editing-cycles>
    <meta:generator>LibreOffice/6.4.7.2$Linux_X86_64 LibreOffice_project/40$Build-2</meta:generator>
    <dc:creator>Víctor González Barbone</dc:creator>
    <meta:document-statistic meta:table-count="1" meta:image-count="1" meta:object-count="0" meta:page-count="7" meta:paragraph-count="172" meta:word-count="2665" meta:character-count="16634" meta:non-whitespace-character-count="14092"/>
  </office:meta>
</office:document-meta>
</file>